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22pt" fo:font-style="italic" fo:font-weight="bold" officeooo:rsid="001f36ec" officeooo:paragraph-rsid="001f36ec" style:font-size-asian="22pt" style:font-style-asian="italic" style:font-weight-asian="bold" style:font-size-complex="22pt" style:font-style-complex="italic" style:font-weight-complex="bold"/>
    </style:style>
    <style:style style:name="P2" style:family="paragraph" style:parent-style-name="Standard">
      <style:paragraph-properties fo:text-align="start" style:justify-single-word="false"/>
      <style:text-properties fo:font-size="18pt" fo:font-weight="normal" officeooo:rsid="001f36ec" officeooo:paragraph-rsid="001f36ec"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1f36ec" officeooo:paragraph-rsid="001f36ec"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20pt" fo:font-style="italic" fo:font-weight="bold" officeooo:rsid="001f36ec" officeooo:paragraph-rsid="001f36ec" style:font-size-asian="20pt" style:font-style-asian="italic" style:font-weight-asian="bold" style:font-size-complex="20pt" style:font-style-complex="italic" style:font-weight-complex="bold"/>
    </style:style>
    <style:style style:name="P5" style:family="paragraph" style:parent-style-name="Standard">
      <style:paragraph-properties fo:text-align="center" style:justify-single-word="false"/>
      <style:text-properties fo:font-size="24pt" fo:font-weight="bold" officeooo:rsid="001f36ec" officeooo:paragraph-rsid="001f36ec" style:font-size-asian="24pt" style:font-weight-asian="bold" style:font-size-complex="24pt" style:font-weight-complex="bold"/>
    </style:style>
    <style:style style:name="P6" style:family="paragraph" style:parent-style-name="Standard">
      <style:paragraph-properties fo:text-align="start" style:justify-single-word="false"/>
      <style:text-properties fo:font-size="24pt" fo:font-style="italic" fo:font-weight="bold" officeooo:rsid="001f36ec" officeooo:paragraph-rsid="001f36ec" style:font-size-asian="24pt" style:font-style-asian="italic" style:font-weight-asian="bold" style:font-size-complex="24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loud Providers and Technologies</text:p>
      <text:p text:style-name="P3"/>
      <text:p text:style-name="P2"/>
      <text:p text:style-name="P2">Cloud computing has gained widespread popularity, with several prominent cloud service providers offering a range of services and technologies. These providers offer infrastructure, platform, and software services to organizations, enabling them to leverage the benefits of cloud computing. Let's explore some of the leading cloud providers and the technologies they offer:</text:p>
      <text:p text:style-name="P2"/>
      <text:p text:style-name="P1">1. Amazon Web Services (AWS):</text:p>
      <text:p text:style-name="P2"/>
      <text:p text:style-name="P2">Amazon Web Services (AWS) is a comprehensive and widely adopted cloud platform offered by Amazon.com. AWS provides a vast array of services, including computing power, storage, databases, analytics, machine learning, networking, and more. AWS offers services such as Amazon Elastic Compute Cloud (EC2) for virtual servers, Amazon Simple Storage Service (S3) for scalable storage, and Amazon Relational Database Service (RDS) for managed databases.</text:p>
      <text:p text:style-name="P2"/>
      <text:p text:style-name="P4">Key Technologies and Services:</text:p>
      <text:p text:style-name="P4"/>
      <text:p text:style-name="P2">- Amazon EC2: Virtual servers in the cloud, allowing users to quickly provision and scale compute resources.</text:p>
      <text:p text:style-name="P2">- Amazon S3: Scalable object storage for storing and retrieving large amounts of data.</text:p>
      <text:p text:style-name="P2">- Amazon RDS: Managed relational database service, supporting various database engines such as MySQL, PostgreSQL, and Oracle.</text:p>
      <text:p text:style-name="P2">- AWS Lambda: Serverless computing service that enables running code without provisioning or managing servers.</text:p>
      <text:p text:style-name="P2"/>
      <text:p text:style-name="P1"/>
      <text:p text:style-name="P1"><text:soft-page-break/>2. Microsoft Azure:</text:p>
      <text:p text:style-name="P2"/>
      <text:p text:style-name="P2">Microsoft Azure is a cloud computing platform and service offered by Microsoft. It provides a wide range of services for building, deploying, and managing applications and services through Microsoft-managed data centers. Azure offers services for compute, storage, databases, networking, analytics, and artificial intelligence (AI). It also integrates well with Microsoft's other products and services, such as Windows Server, SQL Server, and Active Directory.</text:p>
      <text:p text:style-name="P2"/>
      <text:p text:style-name="P4">Key Technologies and Services:</text:p>
      <text:p text:style-name="P2"/>
      <text:p text:style-name="P2">- Azure Virtual Machines: Virtualized infrastructure for running applications, including support for Windows and Linux.</text:p>
      <text:p text:style-name="P2">- Azure Blob Storage: Scalable object storage for unstructured data.</text:p>
      <text:p text:style-name="P2">- Azure SQL Database: Managed relational database service with high availability and scalability.</text:p>
      <text:p text:style-name="P2">- Azure Functions: Serverless computing platform for executing event-driven code and building applications.</text:p>
      <text:p text:style-name="P2"/>
      <text:p text:style-name="P1">3. Google Cloud Platform (GCP):</text:p>
      <text:p text:style-name="P1"/>
      <text:p text:style-name="P2">Google Cloud Platform (GCP) is a suite of cloud computing services provided by Google. GCP offers a wide range of services for computing, storage, networking, databases, AI, and machine learning. It emphasizes data analytics and provides various tools and services for big data processing and analytics. GCP's services are designed to integrate seamlessly with other Google products and services.</text:p>
      <text:p text:style-name="P2"/>
      <text:p text:style-name="P2"/>
      <text:p text:style-name="P2"/>
      <text:p text:style-name="P4"><text:soft-page-break/>Key Technologies and Services:</text:p>
      <text:p text:style-name="P2"/>
      <text:p text:style-name="P2">- Compute Engine: Virtual machines for running applications, providing scalability and flexibility.</text:p>
      <text:p text:style-name="P2">- Cloud Storage: Scalable and durable object storage for storing and accessing data.</text:p>
      <text:p text:style-name="P2">- Cloud Spanner: Globally distributed and strongly consistent relational database service.</text:p>
      <text:p text:style-name="P2">- Google Kubernetes Engine (GKE): Managed Kubernetes service for containerized applications.</text:p>
      <text:p text:style-name="P2"/>
      <text:p text:style-name="P1">4. IBM Cloud:</text:p>
      <text:p text:style-name="P2"/>
      <text:p text:style-name="P2">IBM Cloud, formerly known as IBM Bluemix, is a cloud computing platform offered by IBM. It provides a wide range of services for compute, storage, networking, databases, AI, and IoT. IBM Cloud offers both infrastructure and platform services, including virtual servers, storage, containerization, and serverless computing. It also integrates well with IBM's other products and services, such as Watson AI and IBM Blockchain.</text:p>
      <text:p text:style-name="P2"/>
      <text:p text:style-name="P4">Key Technologies and Services:</text:p>
      <text:p text:style-name="P2"/>
      <text:p text:style-name="P2">- Virtual Servers: Provision virtual machines with customizable configurations and scalable resources.</text:p>
      <text:p text:style-name="P2">- Object Storage: Scalable and durable object storage for unstructured data.</text:p>
      <text:p text:style-name="P2">- IBM Db2 on Cloud: Fully managed database service with built-in security, high availability, and automatic backups.</text:p>
      <text:p text:style-name="P2">- IBM Watson: AI and machine learning services for natural language processing, image recognition, and predictive analytics.</text:p>
      <text:p text:style-name="P2"/>
      <text:p text:style-name="P2"/>
      <text:p text:style-name="P2"/>
      <text:p text:style-name="P1"><text:soft-page-break/>5. Alibaba Cloud:</text:p>
      <text:p text:style-name="P2"/>
      <text:p text:style-name="P2">Alibaba Cloud, also known as Aliyun, is the cloud computing division of Alibaba Group. It is one of the largest cloud providers in Asia and offers a wide range of services, including computing, storage, networking,</text:p>
      <text:p text:style-name="P2"/>
      <text:p text:style-name="P2"><text:s/>databases, AI, and big data analytics. Alibaba Cloud focuses on serving businesses in the Asia-Pacific region but has a global presence with data centers in various locations.</text:p>
      <text:p text:style-name="P2"/>
      <text:p text:style-name="P4">Key Technologies and Services:</text:p>
      <text:p text:style-name="P2"/>
      <text:p text:style-name="P2">- Elastic Compute Service (ECS): Virtual servers with flexible resource configurations and scalable computing power.</text:p>
      <text:p text:style-name="P2">- Object Storage Service (OSS): Highly scalable and secure object storage for storing and accessing large amounts of data.</text:p>
      <text:p text:style-name="P2">- ApsaraDB for RDS: Managed relational database service with automatic backups, high availability, and performance optimization.</text:p>
      <text:p text:style-name="P2">- MaxCompute: Data computing and analytics platform for big data processing and analysis.</text:p>
      <text:p text:style-name="P2"/>
      <text:p text:style-name="P6">Conclusion:</text:p>
      <text:p text:style-name="P2"/>
      <text:p text:style-name="P2">These are just a few examples of prominent cloud service providers and the technologies they offer. Each provider has its own set of services, features, and strengths. Organizations should carefully evaluate their requirements and consider factors such as pricing, reliability, scalability, and integration capabilities when selecting a cloud provider and the technologies that best meet their needs. The cloud computing landscape is continually evolving, and organizations can benefit from exploring multiple providers to find the optimal mix of services for their specific use cas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1T10:06:35.999928996</meta:creation-date>
    <dc:date>2023-06-21T10:14:22.581138379</dc:date>
    <meta:editing-duration>PT7M47S</meta:editing-duration>
    <meta:editing-cycles>1</meta:editing-cycles>
    <meta:document-statistic meta:table-count="0" meta:image-count="0" meta:object-count="0" meta:page-count="4" meta:paragraph-count="40" meta:word-count="770" meta:character-count="5435" meta:non-whitespace-character-count="4704"/>
    <meta:generator>LibreOffice/7.3.7.2$Linux_X86_64 LibreOffice_project/30$Build-2</meta:generator>
  </office:meta>
</office:document-meta>
</file>